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520000000CC256914029FDC6571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69cm" fo:min-width="0.561cm"/>
    </style:style>
    <style:style style:name="gr2" style:family="graphic" style:parent-style-name="standard">
      <style:graphic-properties draw:textarea-horizontal-align="justify" draw:textarea-vertical-align="middle" draw:auto-grow-height="false" fo:min-height="0.582cm" fo:min-width="3.751cm"/>
    </style:style>
    <style:style style:name="gr3" style:family="graphic" style:parent-style-name="standard">
      <style:graphic-properties draw:textarea-horizontal-align="justify" draw:textarea-vertical-align="middle" draw:auto-grow-height="false" fo:min-height="0.463cm" fo:min-width="3.27cm"/>
    </style:style>
    <style:style style:name="gr4" style:family="graphic" style:parent-style-name="standard">
      <style:graphic-properties draw:textarea-horizontal-align="justify" draw:textarea-vertical-align="middle" draw:auto-grow-height="false" fo:min-height="0.934cm" fo:min-width="4.448cm"/>
    </style:style>
    <style:style style:name="gr5" style:family="graphic" style:parent-style-name="standard">
      <style:graphic-properties draw:textarea-horizontal-align="justify" draw:textarea-vertical-align="middle" draw:auto-grow-height="false" fo:min-height="1.164cm" fo:min-width="0.486cm"/>
    </style:style>
    <style:style style:name="gr6" style:family="graphic" style:parent-style-name="standard">
      <style:graphic-properties draw:textarea-horizontal-align="justify" draw:textarea-vertical-align="middle" draw:auto-grow-height="false" fo:min-height="0.698cm" fo:min-width="3.27cm"/>
    </style:style>
    <style:style style:name="gr7" style:family="graphic" style:parent-style-name="standard">
      <style:graphic-properties draw:textarea-horizontal-align="justify" draw:textarea-vertical-align="middle" draw:auto-grow-height="false" fo:min-height="0.928cm" fo:min-width="3.27cm"/>
    </style:style>
    <style:style style:name="gr8" style:family="graphic" style:parent-style-name="standard">
      <style:graphic-properties draw:textarea-horizontal-align="justify" draw:textarea-vertical-align="middle" draw:auto-grow-height="false" fo:min-height="0.693cm" fo:min-width="4.684cm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0.674cm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0.582cm" fo:min-width="3.751cm"/>
    </style:style>
    <style:style style:name="gr11" style:family="graphic" style:parent-style-name="standard">
      <style:graphic-properties draw:textarea-horizontal-align="justify" draw:textarea-vertical-align="middle" draw:auto-grow-height="false" fo:min-height="1.636cm" fo:min-width="0.813cm"/>
    </style:style>
    <style:style style:name="gr12" style:family="graphic" style:parent-style-name="standard">
      <style:graphic-properties draw:textarea-horizontal-align="justify" draw:textarea-vertical-align="middle" draw:auto-grow-height="false" fo:min-height="1.632cm" fo:min-width="2.396cm"/>
    </style:style>
    <style:style style:name="gr13" style:family="graphic" style:parent-style-name="standard">
      <style:graphic-properties draw:textarea-horizontal-align="justify" draw:textarea-vertical-align="middle" draw:auto-grow-height="false" fo:min-height="1.789cm" fo:min-width="2.794cm"/>
    </style:style>
    <style:style style:name="gr14" style:family="graphic" style:parent-style-name="objectwithoutfill">
      <style:graphic-properties draw:stroke="dash" draw:stroke-dash="Fine_20_Dashed" svg:stroke-width="0.035cm" svg:stroke-color="#3465a4" draw:marker-start="Arrow_20_concave" draw:marker-start-width="0.3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marker-end="Arrow_20_concave" draw:marker-end-width="0.3cm" draw:fill="none" draw:textarea-vertical-align="middle"/>
    </style:style>
    <style:style style:name="gr16" style:family="graphic" style:parent-style-name="objectwithoutfill">
      <style:graphic-properties draw:marker-end="Arrow_20_concave" draw:marker-end-width="0.3cm" draw:fill="none" draw:textarea-vertical-align="middle"/>
    </style:style>
    <style:style style:name="gr17" style:family="graphic" style:parent-style-name="objectwithoutfill">
      <style:graphic-properties svg:stroke-width="0.053cm" svg:stroke-color="#81d41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draw:marker-start="Arrow_20_concave" draw:marker-start-width="0.3cm" draw:marker-end="Arrow_20_concave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>
      <style:graphic-properties style:protect="size"/>
    </style:style>
    <style:style style:name="pr1" style:family="presentation" style:parent-style-name="BrightBlue-title">
      <style:graphic-properties fo:min-height="2.822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1pt"/>
    </style:style>
    <style:style style:name="P2" style:family="paragraph">
      <style:paragraph-properties fo:text-align="center"/>
      <style:text-properties fo:font-size="11pt" style:font-size-asian="12pt" style:font-size-complex="12pt"/>
    </style:style>
    <style:style style:name="P3" style:family="paragraph">
      <loext:graphic-properties draw:fill-color="#81d41a"/>
      <style:paragraph-properties fo:text-align="center"/>
      <style:text-properties fo:font-size="11pt" style:font-size-asian="12pt" style:font-size-complex="12pt"/>
    </style:style>
    <style:style style:name="P4" style:family="paragraph">
      <style:paragraph-properties fo:text-align="center"/>
      <style:text-properties fo:font-size="11pt" fo:background-color="#ffffff"/>
    </style:style>
    <style:style style:name="P5" style:family="paragraph">
      <loext:graphic-properties draw:fill="none"/>
      <style:paragraph-properties fo:text-align="center"/>
      <style:text-properties fo:font-size="11pt" fo:background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9" style:family="paragraph">
      <style:text-properties fo:font-size="12pt" fo:font-style="italic" fo:background-color="#ffffff" style:font-size-asian="12pt" style:font-size-complex="12pt"/>
    </style:style>
    <style:style style:name="P10" style:family="paragraph">
      <loext:graphic-properties draw:fill="none" draw:fill-color="#ffffff"/>
      <style:text-properties fo:font-size="12pt" fo:font-style="italic" fo:background-color="#ffffff" style:font-size-asian="12pt" style:font-size-complex="12pt"/>
    </style:style>
    <style:style style:name="P11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background-color="#ffffff"/>
    </style:style>
    <style:style style:name="T5" style:family="text">
      <style:text-properties fo:font-size="12pt" fo:background-color="#ffffff" style:font-size-asian="12pt" style:font-size-complex="12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3.656cm" svg:height="3.108cm" svg:x="1.813cm" svg:y="1.299cm" presentation:class="title" presentation:user-transformed="true">
          <draw:text-box>
            <text:p>Playing Pig<text:line-break/><text:span text:style-name="T1">The Dice Game</text:span></text:p>
          </draw:text-box>
        </draw:frame>
        <draw:custom-shape draw:style-name="gr1" draw:text-style-name="P1" xml:id="id5" draw:id="id5" draw:layer="layout" svg:width="2.121cm" svg:height="1.837cm" svg:x="8.023cm" svg:y="13.51cm">
          <text:p text:style-name="P1">Is it</text:p>
          <text:p text:style-name="P1">1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9" draw:id="id9" draw:layer="layout" svg:width="4.713cm" svg:height="1.178cm" svg:x="6.727cm" svg:y="4.903cm">
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W</text:span><text:span text:style-name="T2">e</text:span><text:span text:style-name="T2">l</text:span><text:span text:style-name="T2">c</text:span><text:span text:style-name="T2">o</text:span><text:span text:style-name="T2">m</text:span><text:span text:style-name="T2">e</text:span><text:span text:style-name="T2"> </text:span><text:span text:style-name="T2">S</text:span><text:span text:style-name="T2">c</text:span><text:span text:style-name="T2">r</text:span><text:span text:style-name="T2">e</text:span><text:span text:style-name="T2">e</text:span><text:span text:style-name="T2">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10" draw:id="id10" draw:layer="layout" svg:width="3.77cm" svg:height="0.713cm" svg:x="7.198cm" svg:y="6.809cm">
          <text:p text:style-name="P1">Reset Scores to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7" draw:id="id7" draw:layer="layout" svg:width="4.948cm" svg:height="1.184cm" svg:x="6.609cm" svg:y="8.25cm">
          <text:p text:style-name="P1">Set Player #<text:line-break/>0=Human, 1=Comput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xml:id="id4" draw:id="id4" draw:layer="layout" svg:width="3.77cm" svg:height="0.713cm" svg:x="7.198cm" svg:y="12.068cm">
          <text:p text:style-name="P1">Roll Di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6" draw:id="id6" draw:layer="layout" svg:width="1.65cm" svg:height="1.414cm" svg:x="3.723cm" svg:y="13.721cm">
          <text:p text:style-name="P1">XOR</text:p>
          <text:p text:style-name="P1">Player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6" draw:text-style-name="P1" xml:id="id12" draw:id="id12" draw:layer="layout" svg:width="3.77cm" svg:height="0.948cm" svg:x="7.198cm" svg:y="16.074cm">
          <text:p text:style-name="P1">Hand += Die</text:p>
          <text:p text:style-name="P1">Update Scre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11" draw:id="id11" draw:layer="layout" svg:width="3.77cm" svg:height="1.178cm" svg:x="7.198cm" svg:y="10.162cm">
          <text:p text:style-name="P1">Set Current Hand</text:p>
          <text:p text:style-name="P1">Score = 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xml:id="id13" draw:id="id13" draw:layer="layout" svg:width="5.184cm" svg:height="0.943cm" svg:x="6.491cm" svg:y="17.75cm">
          <text:p text:style-name="P1">tmp = Player Score + Han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4" draw:id="id14" draw:layer="layout" svg:width="2.346cm" svg:height="2.032cm" svg:x="7.91cm" svg:y="19.421cm">
          <text:p text:style-name="P1">Is tmp</text:p>
          <text:p text:style-name="P1"><text:span text:style-name="T3">&gt;</text:span>1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3" xml:id="id15" draw:id="id15" draw:layer="layout" svg:width="4.713cm" svg:height="1.178cm" svg:x="14.2cm" svg:y="19.848cm">
          <text:p text:style-name="P2"><text:span text:style-name="T2">Player Wins !!!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" xml:id="id1" draw:id="id1" draw:layer="layout" svg:width="2.199cm" svg:height="1.885cm" svg:x="7.984cm" svg:y="22.182cm">
          <text:p text:style-name="P1">Roll or</text:p>
          <text:p text:style-name="P1">Hold?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12" draw:text-style-name="P1" xml:id="id2" draw:id="id2" draw:layer="layout" svg:width="3.126cm" svg:height="2.032cm" svg:x="3.437cm" svg:y="24.803cm">
          <text:p text:style-name="P1">Get User Input:<text:line-break/>1 = Roll</text:p>
          <text:p text:style-name="P1">2 = Hol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" xml:id="id3" draw:id="id3" draw:layer="layout" svg:width="3.556cm" svg:height="2.201cm" svg:x="11.613cm" svg:y="24.719cm">
          <text:p text:style-name="P1">Get</text:p>
          <text:p text:style-name="P1">Computer Decision:</text:p>
          <text:p text:style-name="P1">1 = Roll</text:p>
          <text:p text:style-name="P1">2 = Hol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" xml:id="id16" draw:id="id16" draw:layer="layout" svg:width="3.556cm" svg:height="2.201cm" svg:x="16.431cm" svg:y="24.719cm">
          <text:p text:style-name="P1">Decision Routine:</text:p>
          <text:p text:style-name="P1">If Hand &lt; 20,</text:p>
          <text:p text:style-name="P1">Roll,</text:p>
          <text:p text:style-name="P1">Else Hol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5" draw:layer="layout" draw:type="line" svg:x1="9.084cm" svg:y1="24.067cm" svg:x2="6.563cm" svg:y2="25.819cm" draw:start-shape="id1" draw:start-glue-point="6" draw:end-shape="id2" draw:end-glue-point="7" svg:d="M9084 24067l-2521 1752" svg:viewBox="0 0 2522 1753">
          <text:p text:style-name="P4"><text:span text:style-name="T4">human</text:span></text:p>
        </draw:connector>
        <draw:connector draw:style-name="gr14" draw:text-style-name="P5" draw:layer="layout" draw:type="line" svg:x1="9.084cm" svg:y1="24.067cm" svg:x2="11.613cm" svg:y2="25.82cm" draw:start-shape="id1" draw:start-glue-point="6" draw:end-shape="id3" draw:end-glue-point="5" svg:d="M9084 24067l2529 1753" svg:viewBox="0 0 2530 1754">
          <text:p text:style-name="P4"><text:span text:style-name="T4">computer</text:span></text:p>
        </draw:connector>
        <draw:connector draw:style-name="gr15" draw:text-style-name="P6" draw:layer="layout" draw:line-skew="1.459cm" svg:x1="10.183cm" svg:y1="23.125cm" svg:x2="10.968cm" svg:y2="12.425cm" draw:start-shape="id1" draw:start-glue-point="7" draw:end-shape="id4" draw:end-glue-point="7" svg:d="M10183 23125h2746v-10700h-1961" svg:viewBox="0 0 2747 10701">
          <text:p text:style-name="P7"/>
        </draw:connector>
        <draw:connector draw:style-name="gr15" draw:text-style-name="P8" draw:layer="layout" svg:x1="8.023cm" svg:y1="14.429cm" svg:x2="5.373cm" svg:y2="14.428cm" draw:start-shape="id5" draw:start-glue-point="5" draw:end-shape="id6" draw:end-glue-point="7" svg:d="M8023 14429h-1325v-1h-1325" svg:viewBox="0 0 2651 2">
          <text:p text:style-name="P7"><text:span text:style-name="T5">yes</text:span></text:p>
        </draw:connector>
        <draw:connector draw:style-name="gr16" draw:text-style-name="P6" draw:layer="layout" svg:x1="4.548cm" svg:y1="13.721cm" svg:x2="6.609cm" svg:y2="8.842cm" draw:start-shape="id6" draw:start-glue-point="4" draw:end-shape="id7" draw:end-glue-point="5" svg:d="M4548 13721v-4879h2061" svg:viewBox="0 0 2062 4880">
          <text:p/>
        </draw:connector>
        <draw:custom-shape draw:style-name="gr6" draw:text-style-name="P1" xml:id="id8" draw:id="id8" draw:layer="layout" svg:width="3.77cm" svg:height="0.948cm" svg:x="2.663cm" svg:y="19.455cm">
          <text:p text:style-name="P1">Update Player</text:p>
          <text:p text:style-name="P1">Score, Displa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6" draw:layer="layout" svg:x1="7.984cm" svg:y1="23.125cm" svg:x2="4.548cm" svg:y2="20.403cm" draw:start-shape="id1" draw:start-glue-point="5" draw:end-shape="id8" draw:end-glue-point="6" svg:d="M7984 23125h-3436v-2722" svg:viewBox="0 0 3437 2723">
          <text:p/>
        </draw:connector>
        <draw:connector draw:style-name="gr16" draw:text-style-name="P6" draw:layer="layout" svg:x1="4.548cm" svg:y1="19.455cm" svg:x2="4.548cm" svg:y2="15.135cm" draw:start-shape="id8" draw:start-glue-point="4" draw:end-shape="id6" draw:end-glue-point="6" svg:d="M4548 19455v-4320" svg:viewBox="0 0 1 4321">
          <text:p/>
        </draw:connector>
        <draw:connector draw:style-name="gr16" draw:text-style-name="P6" draw:layer="layout" svg:x1="9.084cm" svg:y1="6.081cm" svg:x2="9.083cm" svg:y2="6.809cm" draw:start-shape="id9" draw:start-glue-point="6" draw:end-shape="id10" draw:end-glue-point="4" svg:d="M9084 6081v364h-1v364" svg:viewBox="0 0 2 729">
          <text:p/>
        </draw:connector>
        <draw:connector draw:style-name="gr16" draw:text-style-name="P6" draw:layer="layout" svg:x1="9.083cm" svg:y1="7.522cm" svg:x2="9.083cm" svg:y2="8.25cm" draw:start-shape="id10" draw:start-glue-point="6" draw:end-shape="id7" draw:end-glue-point="4" svg:d="M9083 7522v728" svg:viewBox="0 0 1 729">
          <text:p/>
        </draw:connector>
        <draw:connector draw:style-name="gr16" draw:text-style-name="P6" draw:layer="layout" svg:x1="9.083cm" svg:y1="9.434cm" svg:x2="9.083cm" svg:y2="10.162cm" draw:start-shape="id7" draw:start-glue-point="6" draw:end-shape="id11" draw:end-glue-point="4" svg:d="M9083 9434v728" svg:viewBox="0 0 1 729">
          <text:p/>
        </draw:connector>
        <draw:connector draw:style-name="gr16" draw:text-style-name="P6" draw:layer="layout" svg:x1="9.083cm" svg:y1="11.34cm" svg:x2="9.083cm" svg:y2="12.068cm" draw:start-shape="id11" draw:start-glue-point="6" draw:end-shape="id4" draw:end-glue-point="4" svg:d="M9083 11340v728" svg:viewBox="0 0 1 729">
          <text:p/>
        </draw:connector>
        <draw:connector draw:style-name="gr16" draw:text-style-name="P6" draw:layer="layout" svg:x1="9.083cm" svg:y1="12.781cm" svg:x2="9.084cm" svg:y2="13.51cm" draw:start-shape="id4" draw:start-glue-point="6" draw:end-shape="id5" draw:end-glue-point="4" svg:d="M9083 12781v364h1v365" svg:viewBox="0 0 2 730">
          <text:p/>
        </draw:connector>
        <draw:connector draw:style-name="gr16" draw:text-style-name="P6" draw:layer="layout" svg:x1="9.084cm" svg:y1="15.347cm" svg:x2="9.083cm" svg:y2="16.074cm" draw:start-shape="id5" draw:start-glue-point="6" draw:end-shape="id12" draw:end-glue-point="4" svg:d="M9084 15347v364h-1v363" svg:viewBox="0 0 2 728">
          <text:p/>
        </draw:connector>
        <draw:connector draw:style-name="gr16" draw:text-style-name="P6" draw:layer="layout" svg:x1="9.083cm" svg:y1="17.022cm" svg:x2="9.083cm" svg:y2="17.75cm" draw:start-shape="id12" draw:start-glue-point="6" draw:end-shape="id13" draw:end-glue-point="4" svg:d="M9083 17022v728" svg:viewBox="0 0 1 729">
          <text:p/>
        </draw:connector>
        <draw:connector draw:style-name="gr16" draw:text-style-name="P6" draw:layer="layout" svg:x1="9.083cm" svg:y1="18.693cm" svg:x2="9.083cm" svg:y2="19.421cm" draw:start-shape="id13" draw:start-glue-point="6" draw:end-shape="id14" draw:end-glue-point="4" svg:d="M9083 18693v728" svg:viewBox="0 0 1 729">
          <text:p/>
        </draw:connector>
        <draw:connector draw:style-name="gr17" draw:text-style-name="P8" draw:layer="layout" svg:x1="10.256cm" svg:y1="20.437cm" svg:x2="14.2cm" svg:y2="20.437cm" draw:start-shape="id14" draw:start-glue-point="7" draw:end-shape="id15" draw:end-glue-point="5" svg:d="M10256 20437h3944" svg:viewBox="0 0 3945 1">
          <text:p text:style-name="P7"><text:span text:style-name="T5">yes</text:span></text:p>
        </draw:connector>
        <draw:connector draw:style-name="gr16" draw:text-style-name="P6" draw:layer="layout" svg:x1="9.083cm" svg:y1="21.453cm" svg:x2="9.084cm" svg:y2="22.182cm" draw:start-shape="id14" draw:start-glue-point="6" draw:end-shape="id1" draw:end-glue-point="4" svg:d="M9083 21453v365h1v364" svg:viewBox="0 0 2 730">
          <text:p/>
        </draw:connector>
        <draw:connector draw:style-name="gr18" draw:text-style-name="P6" draw:layer="layout" svg:x1="15.169cm" svg:y1="25.82cm" svg:x2="16.431cm" svg:y2="25.82cm" draw:start-shape="id3" draw:start-glue-point="7" draw:end-shape="id16" draw:end-glue-point="5" svg:d="M15169 25820h1262" svg:viewBox="0 0 1263 1">
          <text:p/>
        </draw:connector>
        <draw:frame draw:style-name="gr19" draw:text-style-name="P10" draw:layer="layout" svg:width="1.065cm" svg:height="0.725cm" svg:x="10.897cm" svg:y="22.76cm">
          <draw:text-box>
            <text:p text:style-name="P9"><text:span text:style-name="T6">roll</text:span></text:p>
          </draw:text-box>
        </draw:frame>
        <draw:frame draw:style-name="gr19" draw:text-style-name="P10" draw:layer="layout" svg:width="1.306cm" svg:height="0.725cm" svg:x="5.815cm" svg:y="22.76cm">
          <draw:text-box>
            <text:p text:style-name="P9"><text:span text:style-name="T5">hold</text:span></text:p>
          </draw:text-box>
        </draw:frame>
        <presentation:notes draw:style-name="dp2">
          <office:forms form:automatic-focus="false" form:apply-design-mode="false"/>
          <draw:page-thumbnail draw:style-name="gr20" draw:layer="layout" svg:width="17cm" svg:height="9.56cm" svg:x="2cm" svg:y="2.5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7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2.9000015258789pt" fo:font-style="normal" fo:text-shadow="none" style:text-underline-style="none" fo:font-weight="normal" style:letter-kerning="true" style:font-size-asian="39.5999984741211pt" style:font-size-complex="39.5999984741211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33cm" fo:text-indent="0cm"/>
      <style:text-properties fo:font-size="37.5999984741211pt"/>
    </style:style>
    <style:style style:name="BrightBlue-outline3" style:family="presentation" style:parent-style-name="BrightBlue-outline2">
      <style:paragraph-properties fo:margin-left="0cm" fo:margin-right="0cm" fo:margin-top="0cm" fo:margin-bottom="0.4cm" fo:text-indent="0cm"/>
      <style:text-properties fo:font-size="32.0999984741211pt"/>
    </style:style>
    <style:style style:name="BrightBlue-outline4" style:family="presentation" style:parent-style-name="BrightBlue-outline3">
      <style:paragraph-properties fo:margin-left="0cm" fo:margin-right="0cm" fo:margin-top="0cm" fo:margin-bottom="0.266cm" fo:text-indent="0cm"/>
      <style:text-properties fo:font-size="26.8999996185303pt"/>
    </style:style>
    <style:style style:name="BrightBlue-outline5" style:family="presentation" style:parent-style-name="BrightBlue-outline4">
      <style:paragraph-properties fo:margin-left="0cm" fo:margin-right="0cm" fo:margin-top="0cm" fo:margin-bottom="0.133cm" fo:text-indent="0cm"/>
      <style:text-properties fo:font-size="26.8999996185303pt"/>
    </style:style>
    <style:style style:name="BrightBlue-outline6" style:family="presentation" style:parent-style-name="BrightBlue-outline5">
      <style:paragraph-properties fo:margin-left="0cm" fo:margin-right="0cm" fo:margin-top="0cm" fo:margin-bottom="0.133cm" fo:text-indent="0cm"/>
      <style:text-properties fo:font-size="26.8999996185303pt"/>
    </style:style>
    <style:style style:name="BrightBlue-outline7" style:family="presentation" style:parent-style-name="BrightBlue-outline6">
      <style:paragraph-properties fo:margin-left="0cm" fo:margin-right="0cm" fo:margin-top="0cm" fo:margin-bottom="0.133cm" fo:text-indent="0cm"/>
      <style:text-properties fo:font-size="26.8999996185303pt"/>
    </style:style>
    <style:style style:name="BrightBlue-outline8" style:family="presentation" style:parent-style-name="BrightBlue-outline7">
      <style:paragraph-properties fo:margin-left="0cm" fo:margin-right="0cm" fo:margin-top="0cm" fo:margin-bottom="0.133cm" fo:text-indent="0cm"/>
      <style:text-properties fo:font-size="26.8999996185303pt"/>
    </style:style>
    <style:style style:name="BrightBlue-outline9" style:family="presentation" style:parent-style-name="BrightBlue-outline8">
      <style:paragraph-properties fo:margin-left="0cm" fo:margin-right="0cm" fo:margin-top="0cm" fo:margin-bottom="0.133cm" fo:text-indent="0cm"/>
      <style:text-properties fo:font-size="26.8999996185303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58.7999992370605pt" fo:font-style="normal" fo:text-shadow="none" style:text-underline-style="none" fo:font-weight="normal" style:letter-kerning="true" style:font-size-asian="39.5999984741211pt" style:font-size-complex="39.5999984741211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15.162cm" svg:height="3.186cm" svg:x="0.878cm" svg:y="1.361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56914029FDC6571.png" xlink:type="simple" xlink:show="embed" xlink:actuate="onLoad" loext:mime-type="image/png"/>
      </draw:frame>
      <draw:frame presentation:style-name="BrightBlue-title" draw:layer="backgroundobjects" svg:width="13.656cm" svg:height="4.285cm" svg:x="1.971cm" svg:y="1.979cm" presentation:class="title" presentation:placeholder="true">
        <draw:text-box/>
      </draw:frame>
      <draw:frame presentation:style-name="BrightBlue-outline1" draw:layer="backgroundobjects" svg:width="17.647cm" svg:height="15.054cm" svg:x="1.971cm" svg:y="7.253cm" presentation:class="outline" presentation:placeholder="true">
        <draw:text-box/>
      </draw:frame>
      <draw:frame presentation:style-name="Mpr1" draw:text-style-name="MP2" draw:layer="backgroundobjects" svg:width="4.568cm" svg:height="1.788cm" svg:x="1.971cm" svg:y="24.6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6.215cm" svg:height="1.788cm" svg:x="7.696cm" svg:y="24.63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4.568cm" svg:height="1.788cm" svg:x="15.049cm" svg:y="24.6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4T14:06:45.916586050</meta:creation-date>
    <meta:editing-duration>PT59M43S</meta:editing-duration>
    <meta:editing-cycles>2</meta:editing-cycles>
    <meta:generator>LibreOffice/6.1.5.2$Linux_ARM_EABI LibreOffice_project/10$Build-2</meta:generator>
    <dc:title>Bright Blue</dc:title>
    <dc:date>2021-08-14T15:16:49.422762492</dc:date>
    <meta:document-statistic meta:object-count="61"/>
  </office:meta>
</office:document-meta>
</file>